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7.40833333333333cm" style:use-optimal-column-width="true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9.28687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w_confi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#define x_steps_unit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string" table:style-name="ce1">
            <text:p>X stepper motor configuration: steps per rev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x_screw_pitch</text:p>
          </table:table-cell>
          <table:table-cell office:value-type="float" office:value="1.27" table:style-name="ce2">
            <text:p>1,27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define x_screw_pulley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// used to transfer torque from stepper motor to screw with reduc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x_motor_pulley</text:p>
          </table:table-cell>
          <table:table-cell office:value-type="float" office:value="16" table:style-name="ce1">
            <text:p>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define encoder_resolution</text:p>
          </table:table-cell>
          <table:table-cell office:value-type="float" office:value="3600" table:formula="msoxl:=1800*2" table:style-name="ce1">
            <text:p>36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async_spindle_resolution</text:p>
          </table:table-cell>
          <table:table-cell office:value-type="float" office:value="30000" table:style-name="ce1">
            <text:p>30000</text:p>
          </table:table-cell>
          <table:table-cell table:style-name="ce1"/>
          <table:table-cell office:value-type="string" table:style-name="ce1">
            <text:p>// timer is set to 30000h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z_steps_unit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string" table:style-name="ce1">
            <text:p>Z stepper motor configuration: steps per rev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z_screw_pitch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hzminps_z</text:p>
          </table:table-cell>
          <table:table-cell office:value-type="float" office:value="9216000" table:formula="msoxl:=(B8*60*B10/B9)*convert_value_to_2210" table:style-name="ce1">
            <text:p>9216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rev_to_delay</text:p>
          </table:table-cell>
          <table:table-cell office:value-type="float" office:value="301989888" table:formula="msoxl:=B7/(B9/B10)*POWER(2,24)" table:style-name="ce1">
            <text:p>301989888</text:p>
          </table:table-cell>
          <table:table-cell table:style-name="ce1"/>
          <table:table-cell office:value-type="string" table:style-name="ce1">
            <text:p>//8.24 format: encoder_resolution/(z_steps_unit/z_screw_pitch)*1677721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8" table:formula="msoxl:=B7/(B9/B10)" table:style-name="ce1">
            <text:p>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z_to_x_factor2210</text:p>
          </table:table-cell>
          <table:table-cell office:value-type="float" office:value="6148.0314960629921" table:formula="msoxl:=convert_value_to_2210*B1*B4/B5/B2/(B9/B10)" table:style-name="ce1">
            <text:p>6148,031496</text:p>
          </table:table-cell>
          <table:table-cell table:style-name="ce1"/>
          <table:table-cell office:value-type="string" table:style-name="ce1">
            <text:p>1024*x_steps_unit*x_screw_pulley/x_motor_pulley/x_screw_pitch/(z_steps_unit/z_screw_pitch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_to_x_factor(float):</text:p>
          </table:table-cell>
          <table:table-cell office:value-type="float" office:value="6.0039370078740157" table:formula="msoxl:=B1*B4/B5/B2/(B9/B10)" table:style-name="ce1">
            <text:p>6,0039370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convert_value_to_2210</text:p>
          </table:table-cell>
          <table:table-cell office:value-type="float" office:value="1024" table:formula="msoxl:=1024" table:style-name="ce1">
            <text:p>1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#define ellipse_total_steps2210</text:p>
          </table:table-cell>
          <table:table-cell office:value-type="float" office:value="6232.7255094847997" table:formula="msoxl:=SQRT(1 + z_to_x_factor*z_to_x_factor)*convert_value_to_2210" table:style-name="ce1">
            <text:p>6232,7255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#define z_to_x_ellipse_equator2210</text:p>
          </table:table-cell>
          <table:table-cell office:value-type="float" office:value="6064.4883557060384" table:formula="msoxl:=convert_value_to_2210*z_to_x_factor*z_to_x_factor*SQRT(1+z_to_x_factor*z_to_x_factor)/(1+z_to_x_factor*z_to_x_factor)" table:style-name="ce1">
            <text:p>6064,488356</text:p>
          </table:table-cell>
          <table:table-cell table:style-name="ce1"/>
          <table:table-cell office:value-type="string" table:style-name="ce1">
            <text:p>equator = z_to_x_factor*z_to_x_factor*sqrt(1+z_to_x_factor*z_to_x_factor)/(1+z_to_x_factor*z_to_x_factor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#define ellipse_arc_len_factor2210</text:p>
          </table:table-cell>
          <table:table-cell office:value-type="float" office:value="4407.2024730310814" table:formula="msoxl:=convert_value_to_2210*2*SQRT((1+z_to_x_factor*z_to_x_factor)/8)" table:style-name="ce1">
            <text:p>4407,2024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#define len_to_arc_factor2210</text:p>
          </table:table-cell>
          <table:table-cell office:value-type="float" office:value="1.1107207345395915" table:formula="msoxl:=PI()/2/SQRT(2)" table:style-name="ce1">
            <text:p>1,110720735</text:p>
          </table:table-cell>
          <table:table-cell table:style-name="ce1"/>
          <table:table-cell office:value-type="float" office:value="1.1107207345395915" table:formula="msoxl:=PI()/2/SQRT(2)" table:style-name="ce1">
            <text:p>1,1107207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#define len_to_feed824</text:p>
          </table:table-cell>
          <table:table-cell office:value-type="float" office:value="167713215111.44449" table:formula="msoxl:=B8*60/(B9/B10)*POWER(2,24)*B21" table:style-name="ce4">
            <text:p>167713215111,44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4933" table:style-name="ce1">
            <text:p>44933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5448" table:style-name="ce1">
            <text:p>45448</text:p>
          </table:table-cell>
          <table:table-cell office:value-type="float" office:value="515" table:formula="msoxl:=B24-B23" table:style-name="ce1">
            <text:p>515</text:p>
          </table:table-cell>
          <table:table-cell table:style-name="ce1"/>
          <table:table-cell office:value-type="float" office:value="1976519168" table:style-name="ce1">
            <text:p>1976519168</text:p>
          </table:table-cell>
          <table:table-cell office:value-type="float" office:value="1930194.5" table:formula="msoxl:=E24/1024" table:style-name="ce1">
            <text:p>1930194,5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1929552" table:style-name="ce1">
            <text:p>192955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float" office:value="167713215111.44449" table:formula="msoxl:=150994944000*B21" table:style-name="ce4">
            <text:p>167713215111,44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float" office:value="9000" table:formula="msoxl:=1800000/200" table:style-name="ce1">
            <text:p>90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167713215111.44449" table:formula="msoxl:=E29*POWER(2,24)*B21" table:style-name="ce4">
            <text:p>167713215111,444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Лист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named-expressions>
        <table:named-range table:name="convert_value_to_2210" table:cell-range-address="hw_config.$B$16" table:base-cell-address="hw_config.$A$1"/>
        <table:named-range table:name="z_to_x_factor" table:cell-range-address="hw_config.$B$15" table:base-cell-address="hw_config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Пользователь Windows</meta:initial-creator>
    <dc:creator>Пользователь Windows</dc:creator>
    <meta:creation-date>2020-03-15T17:04:15Z</meta:creation-date>
    <dc:date>2020-03-21T01:36:48Z</dc:date>
  </office:meta>
</office:document-meta>
</file>